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aae17"/>
    </style:style>
    <style:style style:name="P2" style:family="paragraph" style:parent-style-name="Standard">
      <style:text-properties officeooo:rsid="000aae17" officeooo:paragraph-rsid="000aa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Q.</text:span>How can you invoke a JSP error page from a controller Servlet?</text:p>
      <text:p text:style-name="P1"><text:line-break/><text:span text:style-name="Strong_20_Emphasis">A.</text:span> The following code demonstrates how an exception from a Servlet can be passed to an error JSP page. </text:p>
      <text:p text:style-name="Standard"/>
      <text:p text:style-name="P2">protected void doGet(HttpServletRequest req, HttpServletResponse resp) throws </text:p>
      <text:p text:style-name="P2"><text:s text:c="54"/>ServletException, IOException {</text:p>
      <text:p text:style-name="P2"><text:s text:c="3"/>try {</text:p>
      <text:p text:style-name="P2"><text:s text:c="6"/>//doSomething</text:p>
      <text:p text:style-name="P2"><text:s text:c="3"/>}</text:p>
      <text:p text:style-name="P2"><text:s text:c="3"/>catch(Exception ex) {</text:p>
      <text:p text:style-name="P2"><text:s text:c="6"/>req.setAttribute("javax.servlet.ex",ex);//store the exception as a request attribute.</text:p>
      <text:p text:style-name="P2"><text:s text:c="6"/>ServletConfig sConfig = getServletConfig();</text:p>
      <text:p text:style-name="P2"><text:s text:c="6"/>ServletContext sContext = sConfig.getServletContext();</text:p>
      <text:p text:style-name="P2"><text:s text:c="6"/>sContext.getRequestDispatcher("/jsp/ErrorPage.jsp").forward(req, resp);// forward the </text:p>
      <text:p text:style-name="P2"><text:s text:c="6"/>//request with the exception stored as an attribute to the “ErrorPage.jsp”.</text:p>
      <text:p text:style-name="P2"><text:s text:c="6"/>ex.printStackTrace();</text:p>
      <text:p text:style-name="P2"><text:s text:c="4"/>}</text:p>
      <text:p text:style-name="P2">}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S</meta:editing-duration>
    <meta:editing-cycles>4</meta:editing-cycles>
    <meta:generator>LibreOffice/5.1.5.2$Windows_x86 LibreOffice_project/7a864d8825610a8c07cfc3bc01dd4fce6a9447e5</meta:generator>
    <dc:date>2017-09-19T12:39:35.096000000</dc:date>
    <dc:creator>Raghunath Dayala</dc:creator>
    <meta:document-statistic meta:table-count="0" meta:image-count="0" meta:object-count="0" meta:page-count="1" meta:paragraph-count="16" meta:word-count="81" meta:character-count="792" meta:non-whitespace-character-count="614"/>
    <meta:user-defined meta:name="Info 1"/>
    <meta:user-defined meta:name="Info 2"/>
    <meta:user-defined meta:name="Info 3"/>
    <meta:user-defined meta:name="Info 4"/>
  </office:meta>
</office:document-meta>
</file>